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IFrame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Margi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Long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Frame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Scrol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HTMLIFram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Margi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FrameBorder( String frame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Frame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